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7cae" officeooo:paragraph-rsid="00047cae"/>
    </style:style>
    <style:style style:name="P2" style:family="paragraph" style:parent-style-name="Standard">
      <style:paragraph-properties fo:text-align="center" style:justify-single-word="false"/>
      <style:text-properties officeooo:rsid="00047cae" officeooo:paragraph-rsid="00047cae"/>
    </style:style>
    <style:style style:name="P3" style:family="paragraph" style:parent-style-name="Standard">
      <style:text-properties fo:font-style="italic" officeooo:rsid="00047cae" officeooo:paragraph-rsid="00047cae" style:font-style-asian="italic" style:font-style-complex="italic"/>
    </style:style>
    <style:style style:name="P4" style:family="paragraph" style:parent-style-name="Standard">
      <style:text-properties officeooo:rsid="00066cd5" officeooo:paragraph-rsid="00066cd5"/>
    </style:style>
    <style:style style:name="P5" style:family="paragraph" style:parent-style-name="Standard">
      <style:text-properties officeooo:rsid="00066cd5" officeooo:paragraph-rsid="0007a276"/>
    </style:style>
    <style:style style:name="P6" style:family="paragraph" style:parent-style-name="Standard">
      <style:text-properties officeooo:rsid="0007a276" officeooo:paragraph-rsid="0007a276"/>
    </style:style>
    <style:style style:name="P7" style:family="paragraph" style:parent-style-name="Standard">
      <style:text-properties officeooo:rsid="0007be10" officeooo:paragraph-rsid="0007be10"/>
    </style:style>
    <style:style style:name="P8" style:family="paragraph" style:parent-style-name="Standard">
      <style:text-properties officeooo:rsid="0007be10" officeooo:paragraph-rsid="00096320"/>
    </style:style>
    <style:style style:name="P9" style:family="paragraph" style:parent-style-name="Standard">
      <style:text-properties officeooo:rsid="00090297" officeooo:paragraph-rsid="00090297"/>
    </style:style>
    <style:style style:name="P10" style:family="paragraph" style:parent-style-name="Standard">
      <style:text-properties style:text-position="0% 100%" officeooo:rsid="0007a276" officeooo:paragraph-rsid="0007a276"/>
    </style:style>
    <style:style style:name="P11" style:family="paragraph" style:parent-style-name="Standard">
      <style:text-properties style:text-position="0% 100%" officeooo:rsid="0007a276" officeooo:paragraph-rsid="00066cd5"/>
    </style:style>
    <style:style style:name="T1" style:family="text">
      <style:text-properties style:text-position="super 58%"/>
    </style:style>
    <style:style style:name="T2" style:family="text">
      <style:text-properties style:text-position="super 58%" officeooo:rsid="0007a276"/>
    </style:style>
    <style:style style:name="T3" style:family="text">
      <style:text-properties style:text-position="super 58%" officeooo:rsid="00090297"/>
    </style:style>
    <style:style style:name="T4" style:family="text">
      <style:text-properties officeooo:rsid="00066cd5"/>
    </style:style>
    <style:style style:name="T5" style:family="text">
      <style:text-properties style:text-position="0% 100%"/>
    </style:style>
    <style:style style:name="T6" style:family="text">
      <style:text-properties style:text-position="0% 100%" officeooo:rsid="0007a276"/>
    </style:style>
    <style:style style:name="T7" style:family="text">
      <style:text-properties officeooo:rsid="0007a276"/>
    </style:style>
    <style:style style:name="T8" style:family="text">
      <style:text-properties style:text-position="sub 58%" officeooo:rsid="0007a276"/>
    </style:style>
    <style:style style:name="T9" style:family="text">
      <style:text-properties style:text-position="sub 58%" officeooo:rsid="00090297"/>
    </style:style>
    <style:style style:name="T10" style:family="text">
      <style:text-properties officeooo:rsid="0009029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i Quantum Non-Determinism</text:p>
      <text:p text:style-name="P2">by Sven Nilsen, 2020</text:p>
      <text:p text:style-name="P1"/>
      <text:p text:style-name="P3">In this paper I introduce semi quantum non-deterministic functions, that share some properties with pure functions plus extensions of non-determinism using random sources.</text:p>
      <text:p text:style-name="P1"/>
      <text:p text:style-name="P1">A semi quantum non-deterministic function has the property that all norms of complex probability amplitudes are equal to each other. With other words, a semi quantum function behaves almost like a random source, except that <text:span text:style-name="T4">the orientation of complex probability amplitudes allows interference.</text:span></text:p>
      <text:p text:style-name="P1"/>
      <text:p text:style-name="P4">A semi quantum function of type `() → 𝔹` is indistinguishable from a coin flip, since:</text:p>
      <text:p text:style-name="P4"/>
      <text:p text:style-name="P4"><text:tab/>|0| = |1|</text:p>
      <text:p text:style-name="P4"/>
      <text:p text:style-name="P4"><text:tab/>|0|<text:span text:style-name="T1">2</text:span> / (|0|<text:span text:style-name="T1">2</text:span> + |1|<text:span text:style-name="T1">2</text:span>) = |0|<text:span text:style-name="T1">2</text:span> / (|0|<text:span text:style-name="T1">2</text:span> + |1|<text:span text:style-name="T1">2</text:span>) = |0|<text:span text:style-name="T1">2</text:span> / 2|0|<text:span text:style-name="T1">2</text:span> = 0.5</text:p>
      <text:p text:style-name="P4"/>
      <text:p text:style-name="P4">There is no way to measure this function using a partial observation, because it only returns one output.</text:p>
      <text:p text:style-name="P1"/>
      <text:p text:style-name="P1"><text:span text:style-name="T4">A semi quantum</text:span> function of type `() → 𝔹<text:span text:style-name="T1">2</text:span>` <text:span text:style-name="T4">has the following constraint:</text:span></text:p>
      <text:p text:style-name="P1"/>
      <text:p text:style-name="P1"><text:tab/><text:span text:style-name="T4">|00| = |01| = |10| = |11|</text:span></text:p>
      <text:p text:style-name="P1"/>
      <text:p text:style-name="P4">In general, <text:span text:style-name="T7">for binary functions, the definition of a semi quantum function is</text:span>:</text:p>
      <text:p text:style-name="P10"/>
      <text:p text:style-name="P5"><text:span text:style-name="T6"><text:tab/>semi_quantum(f) = ∀ x, y { |(∃</text:span><text:span text:style-name="T8">pc</text:span><text:span text:style-name="T6">f)(x)| = |(∃</text:span><text:span text:style-name="T8">pc</text:span><text:span text:style-name="T6">f)(x)| }</text:span></text:p>
      <text:p text:style-name="P10"/>
      <text:p text:style-name="P4"><text:tab/>f : () → 𝔹<text:span text:style-name="T1">n</text:span><text:span text:style-name="T5"><text:tab/>∃</text:span><text:span text:style-name="T8">pc</text:span><text:span text:style-name="T6">f : 𝔹</text:span><text:span text:style-name="T2">n</text:span><text:span text:style-name="T6"> → ℂ<text:tab/><text:tab/>Quantum binary function</text:span></text:p>
      <text:p text:style-name="P11"/>
      <text:p text:style-name="P6">When constructing quantum functions for various purposes, it is common to add the requirement of semi quantumness to either the quantum source `f`, the partial observation `g · f`, or both:</text:p>
      <text:p text:style-name="P6"/>
      <text:p text:style-name="P6"><text:tab/>f : [semi_quantum] true<text:tab/><text:tab/>Requires the quantum source to be semi quantum</text:p>
      <text:p text:style-name="P6"><text:tab/>g · f : [semi_quantum] true<text:tab/><text:tab/>Requires the partial observation to be semi quantum</text:p>
      <text:p text:style-name="P6"/>
      <text:p text:style-name="P7">The property of semi quantumness comes from the constraint that the complex probability distribution behaves like a real probability distribution.</text:p>
      <text:p text:style-name="P7"/>
      <text:p text:style-name="P7"><text:tab/>|x|<text:span text:style-name="T1">2</text:span> / (|x|<text:span text:style-name="T1">2</text:span> + |y|<text:span text:style-name="T1">2</text:span>) = |x| / (|x| + |y|)<text:tab/><text:tab/><text:tab/>=&gt;<text:tab/>|x| = |y|</text:p>
      <text:p text:style-name="P7"><text:tab/>|x|<text:span text:style-name="T1">2</text:span> / (|x|<text:span text:style-name="T1">2</text:span> + |y|<text:span text:style-name="T1">2</text:span> + |z|<text:span text:style-name="T1">2</text:span>) = |x| / (|x| + |y| + |z|)<text:tab/><text:tab/>=&gt;<text:tab/>|x|<text:span text:style-name="T1">2</text:span> / (|y|<text:span text:style-name="T1">2</text:span> + |z|<text:span text:style-name="T1">2</text:span>) = |x| / (|y| + |z|)</text:p>
      <text:p text:style-name="P7"><text:tab/>|x|<text:span text:style-name="T1">2</text:span> / (|y|<text:span text:style-name="T1">2</text:span> + |z|<text:span text:style-name="T1">2</text:span>) = |x| / (|y| + |z|) <text:s text:c="2"/>∧ <text:s text:c="2"/>|y| = |z|<text:tab/><text:tab/>=&gt;<text:tab/>|x| = |y|</text:p>
      <text:p text:style-name="P7"/>
      <text:p text:style-name="P8"><text:span text:style-name="T10">Normalized, `|∃</text:span><text:span text:style-name="T9">pc</text:span><text:span text:style-name="T10">f|</text:span><text:span text:style-name="T3">2</text:span><text:span text:style-name="T10"> &lt;=&gt; ∃</text:span><text:span text:style-name="T9">p</text:span><text:span text:style-name="T10">f` holds for all quantum functions. `|∃</text:span><text:span text:style-name="T9">pc</text:span><text:span text:style-name="T10">f| &lt;=&gt; ∃</text:span><text:span text:style-name="T9">p</text:span><text:span text:style-name="T10">f` holds for semi quantum.</text:span></text:p>
      <text:p text:style-name="P7"/>
      <text:p text:style-name="P9">With other words, a semi quantum function behaves like a real probability distribution even before the measuring step where complex probability amplitudes are converted into real probabilities. This makes it easier to construct quantum functions that are “almost” like other non-deterministic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4:42:31.473656000</meta:creation-date>
    <dc:date>2020-04-25T15:45:19.286409000</dc:date>
    <meta:editing-duration>PT5M37S</meta:editing-duration>
    <meta:editing-cycles>2</meta:editing-cycles>
    <meta:generator>LibreOffice/5.1.2.2$MacOSX_X86_64 LibreOffice_project/d3bf12ecb743fc0d20e0be0c58ca359301eb705f</meta:generator>
    <meta:document-statistic meta:table-count="0" meta:image-count="0" meta:object-count="0" meta:page-count="1" meta:paragraph-count="22" meta:word-count="379" meta:character-count="2181" meta:non-whitespace-character-count="1803"/>
  </office:meta>
</office:document-meta>
</file>